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39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3.129cm"/>
    </style:style>
    <style:style style:name="co8" style:family="table-column">
      <style:table-column-properties fo:break-before="auto" style:column-width="2.9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35.223cm" svg:y="0.377cm">
            <draw:object draw:notify-on-update-of-ranges="Sheet1.F24:Sheet1.F24 Sheet1.F25:Sheet1.F29 Sheet1.G24:Sheet1.G24 Sheet1.G25:Sheet1.G29 Sheet1.H24:Sheet1.H24 Sheet1.H25:Sheet1.H29 Sheet1.I24:Sheet1.I24 Sheet1.I25:Sheet1.I29 Sheet1.J24:Sheet1.J24 Sheet1.J25:Sheet1.J29 Sheet1.K24:Sheet1.K24 Sheet1.K25:Sheet1.K29 Sheet1.L24:Sheet1.L24 Sheet1.L25:Sheet1.L29 Sheet1.M24:Sheet1.M24 Sheet1.M25:Sheet1.M29 Sheet1.N24:Sheet1.N24 Sheet1.N25:Sheet1.N29 Sheet1.O24:Sheet1.O24 Sheet1.O25:Sheet1.O29 Sheet1.P24:Sheet1.P24 Sheet1.P25:Sheet1.P29 Sheet1.Q24:Sheet1.Q24 Sheet1.Q25:Sheet1.Q29 Sheet1.R24:Sheet1.R24 Sheet1.R25:Sheet1.R29 Sheet1.S24:Sheet1.S24 Sheet1.S25:Sheet1.S29 Sheet1.T24:Sheet1.T24 Sheet1.T25:Sheet1.T29 Sheet1.U24:Sheet1.U24 Sheet1.U25:Sheet1.U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Index</text:p>
          </table:table-cell>
          <table:table-cell table:number-columns-repeated="6"/>
          <table:table-cell table:number-columns-repeated="5" office:value-type="string">
            <text:p>x</text:p>
          </table:table-cell>
          <table:table-cell table:number-columns-repeated="9"/>
        </table:table-row>
        <table:table-row table:style-name="ro1">
          <table:table-cell office:value-type="string">
            <text:p>Workload</text:p>
          </table:table-cell>
          <table:table-cell office:value-type="string">
            <text:p>Time</text:p>
          </table:table-cell>
          <table:table-cell table:number-columns-repeated="4"/>
          <table:table-cell office:value-type="string">
            <text:p>Workload</text:p>
          </table:table-cell>
          <table:table-cell office:value-type="string">
            <text:p>Indexing</text:p>
          </table:table-cell>
          <table:table-cell office:value-type="string">
            <text:p>Ingestion</text:p>
          </table:table-cell>
          <table:table-cell office:value-type="string">
            <text:p>OAI-PMH</text:p>
          </table:table-cell>
          <table:table-cell office:value-type="string">
            <text:p>RSS Feed</text:p>
          </table:table-cell>
          <table:table-cell office:value-type="string">
            <text:p>Search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6">
            <text:p>0.86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0.86">
            <text:p>0.86</text:p>
          </table:table-cell>
          <table:table-cell office:value-type="float" office:value="0.1213378906">
            <text:p>0.1213378906</text:p>
          </table:table-cell>
          <table:table-cell office:value-type="float" office:value="480">
            <text:p>480</text:p>
          </table:table-cell>
          <table:table-cell office:value-type="float" office:value="3.1304931641">
            <text:p>3.1304931641</text:p>
          </table:table-cell>
          <table:table-cell office:value-type="float" office:value="24.6673583984">
            <text:p>24.6673583984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6">
            <text:p>0.86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0.86">
            <text:p>0.86</text:p>
          </table:table-cell>
          <table:table-cell office:value-type="float" office:value="0.1166992188">
            <text:p>0.1166992188</text:p>
          </table:table-cell>
          <table:table-cell office:value-type="float" office:value="980">
            <text:p>980</text:p>
          </table:table-cell>
          <table:table-cell office:value-type="float" office:value="5.6138916016">
            <text:p>5.6138916016</text:p>
          </table:table-cell>
          <table:table-cell office:value-type="float" office:value="47.8742675782">
            <text:p>47.8742675782</text:p>
          </table:table-cell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4">
            <text:p>1.14</text:p>
          </table:table-cell>
          <table:table-cell table:number-columns-repeated="4"/>
          <table:table-cell office:value-type="float" office:value="400">
            <text:p>400</text:p>
          </table:table-cell>
          <table:table-cell office:value-type="float" office:value="1.14">
            <text:p>1.14</text:p>
          </table:table-cell>
          <table:table-cell office:value-type="float" office:value="0.1174316406">
            <text:p>0.1174316406</text:p>
          </table:table-cell>
          <table:table-cell office:value-type="float" office:value="2000">
            <text:p>2000</text:p>
          </table:table-cell>
          <table:table-cell office:value-type="float" office:value="10.990234375">
            <text:p>10.990234375</text:p>
          </table:table-cell>
          <table:table-cell office:value-type="float" office:value="97.3832397461">
            <text:p>97.3832397461</text:p>
          </table:table-cell>
          <table:table-cell table:number-columns-repeated="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.32">
            <text:p>1.32</text:p>
          </table:table-cell>
          <table:table-cell table:number-columns-repeated="4"/>
          <table:table-cell office:value-type="float" office:value="800">
            <text:p>800</text:p>
          </table:table-cell>
          <table:table-cell office:value-type="float" office:value="1.32">
            <text:p>1.32</text:p>
          </table:table-cell>
          <table:table-cell office:value-type="float" office:value="0.1179199219">
            <text:p>0.1179199219</text:p>
          </table:table-cell>
          <table:table-cell office:value-type="float" office:value="4120">
            <text:p>4120</text:p>
          </table:table-cell>
          <table:table-cell office:value-type="float" office:value="20.8957519531">
            <text:p>20.8957519531</text:p>
          </table:table-cell>
          <table:table-cell office:value-type="float" office:value="191.902282715">
            <text:p>191.902282715</text:p>
          </table:table-cell>
          <table:table-cell table:number-columns-repeated="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.14">
            <text:p>2.14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2.14">
            <text:p>2.14</text:p>
          </table:table-cell>
          <table:table-cell office:value-type="float" office:value="0.1170247396">
            <text:p>0.1170247396</text:p>
          </table:table-cell>
          <table:table-cell office:value-type="float" office:value="5410">
            <text:p>5410</text:p>
          </table:table-cell>
          <table:table-cell office:value-type="float" office:value="40.3462524414">
            <text:p>40.3462524414</text:p>
          </table:table-cell>
          <table:table-cell office:value-type="float" office:value="386.9901123048">
            <text:p>386.9901123048</text:p>
          </table:table-cell>
          <table:table-cell table:number-columns-repeated="9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.13">
            <text:p>3.13</text:p>
          </table:table-cell>
          <table:table-cell table:number-columns-repeated="4"/>
          <table:table-cell office:value-type="float" office:value="3200">
            <text:p>3200</text:p>
          </table:table-cell>
          <table:table-cell office:value-type="float" office:value="3.13">
            <text:p>3.13</text:p>
          </table:table-cell>
          <table:table-cell office:value-type="float" office:value="0.1193033854">
            <text:p>0.1193033854</text:p>
          </table:table-cell>
          <table:table-cell office:value-type="float" office:value="5940">
            <text:p>5940</text:p>
          </table:table-cell>
          <table:table-cell office:value-type="float" office:value="78.8595581055">
            <text:p>78.8595581055</text:p>
          </table:table-cell>
          <table:table-cell office:value-type="float" office:value="768.3469238283">
            <text:p>768.3469238283</text:p>
          </table:table-cell>
          <table:table-cell table:number-columns-repeated="9"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5.33">
            <text:p>5.33</text:p>
          </table:table-cell>
          <table:table-cell table:number-columns-repeated="4"/>
          <table:table-cell office:value-type="float" office:value="6400">
            <text:p>6400</text:p>
          </table:table-cell>
          <table:table-cell office:value-type="float" office:value="5.33">
            <text:p>5.33</text:p>
          </table:table-cell>
          <table:table-cell office:value-type="float" office:value="0.1194661458">
            <text:p>0.1194661458</text:p>
          </table:table-cell>
          <table:table-cell office:value-type="float" office:value="6730">
            <text:p>6730</text:p>
          </table:table-cell>
          <table:table-cell office:value-type="float" office:value="156.5881958008">
            <text:p>156.5881958008</text:p>
          </table:table-cell>
          <table:table-cell office:value-type="float" office:value="1531.0562744125">
            <text:p>1531.0562744125</text:p>
          </table:table-cell>
          <table:table-cell table:number-columns-repeated="9"/>
        </table:table-row>
        <table:table-row table:style-name="ro1">
          <table:table-cell office:value-type="float" office:value="12800">
            <text:p>12800</text:p>
          </table:table-cell>
          <table:table-cell office:value-type="float" office:value="10.61">
            <text:p>10.61</text:p>
          </table:table-cell>
          <table:table-cell table:number-columns-repeated="4"/>
          <table:table-cell office:value-type="float" office:value="12800">
            <text:p>12800</text:p>
          </table:table-cell>
          <table:table-cell office:value-type="float" office:value="10.61">
            <text:p>10.61</text:p>
          </table:table-cell>
          <table:table-cell office:value-type="float" office:value="0.126953125">
            <text:p>0.126953125</text:p>
          </table:table-cell>
          <table:table-cell office:value-type="float" office:value="8370">
            <text:p>8370</text:p>
          </table:table-cell>
          <table:table-cell office:value-type="float" office:value="309.9473266603">
            <text:p>309.9473266603</text:p>
          </table:table-cell>
          <table:table-cell office:value-type="float" office:value="3093.1226806625">
            <text:p>3093.1226806625</text:p>
          </table:table-cell>
          <table:table-cell table:number-columns-repeated="9"/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.99">
            <text:p>17.99</text:p>
          </table:table-cell>
          <table:table-cell table:number-columns-repeated="4"/>
          <table:table-cell office:value-type="float" office:value="25600">
            <text:p>25600</text:p>
          </table:table-cell>
          <table:table-cell office:value-type="float" office:value="17.99">
            <text:p>17.99</text:p>
          </table:table-cell>
          <table:table-cell office:value-type="float" office:value="0.1186523438">
            <text:p>0.1186523438</text:p>
          </table:table-cell>
          <table:table-cell office:value-type="float" office:value="11680">
            <text:p>11680</text:p>
          </table:table-cell>
          <table:table-cell office:value-type="float" office:value="616.7454833985">
            <text:p>616.7454833985</text:p>
          </table:table-cell>
          <table:table-cell office:value-type="float" office:value="6172.2185668925">
            <text:p>6172.2185668925</text:p>
          </table:table-cell>
          <table:table-cell table:number-columns-repeated="9"/>
        </table:table-row>
        <table:table-row table:style-name="ro1">
          <table:table-cell office:value-type="float" office:value="51200">
            <text:p>51200</text:p>
          </table:table-cell>
          <table:table-cell office:value-type="float" office:value="35.66">
            <text:p>35.66</text:p>
          </table:table-cell>
          <table:table-cell table:number-columns-repeated="4"/>
          <table:table-cell office:value-type="float" office:value="51200">
            <text:p>51200</text:p>
          </table:table-cell>
          <table:table-cell office:value-type="float" office:value="35.66">
            <text:p>35.66</text:p>
          </table:table-cell>
          <table:table-cell office:value-type="float" office:value="0.1223144531">
            <text:p>0.1223144531</text:p>
          </table:table-cell>
          <table:table-cell office:value-type="float" office:value="18900">
            <text:p>18900</text:p>
          </table:table-cell>
          <table:table-cell office:value-type="float" office:value="1237.0037231425">
            <text:p>1237.0037231425</text:p>
          </table:table-cell>
          <table:table-cell office:value-type="float" office:value="12487.0630493">
            <text:p>12487.0630493</text:p>
          </table:table-cell>
          <table:table-cell table:number-columns-repeated="9"/>
        </table:table-row>
        <table:table-row table:style-name="ro1">
          <table:table-cell office:value-type="float" office:value="102400">
            <text:p>102400</text:p>
          </table:table-cell>
          <table:table-cell office:value-type="float" office:value="70.36">
            <text:p>70.36</text:p>
          </table:table-cell>
          <table:table-cell table:number-columns-repeated="4"/>
          <table:table-cell office:value-type="float" office:value="102400">
            <text:p>102400</text:p>
          </table:table-cell>
          <table:table-cell office:value-type="float" office:value="70.36">
            <text:p>70.36</text:p>
          </table:table-cell>
          <table:table-cell office:value-type="float" office:value="0.1350097656">
            <text:p>0.1350097656</text:p>
          </table:table-cell>
          <table:table-cell office:value-type="float" office:value="33460">
            <text:p>33460</text:p>
          </table:table-cell>
          <table:table-cell office:value-type="float" office:value="2505.254821775">
            <text:p>2505.254821775</text:p>
          </table:table-cell>
          <table:table-cell office:value-type="float" office:value="25108.742065425">
            <text:p>25108.742065425</text:p>
          </table:table-cell>
          <table:table-cell table:number-columns-repeated="9"/>
        </table:table-row>
        <table:table-row table:style-name="ro1">
          <table:table-cell office:value-type="float" office:value="204800">
            <text:p>204800</text:p>
          </table:table-cell>
          <table:table-cell office:value-type="float" office:value="148.22">
            <text:p>148.22</text:p>
          </table:table-cell>
          <table:table-cell table:number-columns-repeated="4"/>
          <table:table-cell office:value-type="float" office:value="204800">
            <text:p>204800</text:p>
          </table:table-cell>
          <table:table-cell office:value-type="float" office:value="148.22">
            <text:p>148.22</text:p>
          </table:table-cell>
          <table:table-cell office:value-type="float" office:value="0.1280110677">
            <text:p>0.1280110677</text:p>
          </table:table-cell>
          <table:table-cell office:value-type="float" office:value="66950">
            <text:p>66950</text:p>
          </table:table-cell>
          <table:table-cell office:value-type="float" office:value="5117.12963867">
            <text:p>5117.12963867</text:p>
          </table:table-cell>
          <table:table-cell office:value-type="float" office:value="49301.45025635">
            <text:p>49301.45025635</text:p>
          </table:table-cell>
          <table:table-cell table:number-columns-repeated="9"/>
        </table:table-row>
        <table:table-row table:style-name="ro1">
          <table:table-cell office:value-type="float" office:value="409600">
            <text:p>409600</text:p>
          </table:table-cell>
          <table:table-cell office:value-type="float" office:value="3618.62">
            <text:p>3618.62</text:p>
          </table:table-cell>
          <table:table-cell table:number-columns-repeated="4"/>
          <table:table-cell office:value-type="float" office:value="409600">
            <text:p>409600</text:p>
          </table:table-cell>
          <table:table-cell office:value-type="float" office:value="3618.62">
            <text:p>3618.62</text:p>
          </table:table-cell>
          <table:table-cell office:value-type="float" office:value="0.1213378906">
            <text:p>0.1213378906</text:p>
          </table:table-cell>
          <table:table-cell office:value-type="float" office:value="139720">
            <text:p>139720</text:p>
          </table:table-cell>
          <table:table-cell office:value-type="float" office:value="10534.386718725">
            <text:p>10534.386718725</text:p>
          </table:table-cell>
          <table:table-cell office:value-type="float" office:value="100267.334777925">
            <text:p>100267.334777925</text:p>
          </table:table-cell>
          <table:table-cell table:number-columns-repeated="9"/>
        </table:table-row>
        <table:table-row table:style-name="ro1">
          <table:table-cell office:value-type="float" office:value="819200">
            <text:p>819200</text:p>
          </table:table-cell>
          <table:table-cell office:value-type="float" office:value="8337.75">
            <text:p>8337.75</text:p>
          </table:table-cell>
          <table:table-cell table:number-columns-repeated="4"/>
          <table:table-cell office:value-type="float" office:value="819200">
            <text:p>819200</text:p>
          </table:table-cell>
          <table:table-cell office:value-type="float" office:value="8337.75">
            <text:p>8337.75</text:p>
          </table:table-cell>
          <table:table-cell office:value-type="float" office:value="0.1241048177">
            <text:p>0.1241048177</text:p>
          </table:table-cell>
          <table:table-cell office:value-type="float" office:value="586450">
            <text:p>586450</text:p>
          </table:table-cell>
          <table:table-cell office:value-type="float" office:value="137461.8462525">
            <text:p>137461.8462525</text:p>
          </table:table-cell>
          <table:table-cell office:value-type="float" office:value="7365254.0037825">
            <text:p>7365254.0037825</text:p>
          </table:table-cell>
          <table:table-cell table:number-columns-repeated="9"/>
        </table:table-row>
        <table:table-row table:style-name="ro1">
          <table:table-cell office:value-type="float" office:value="1638400">
            <text:p>1638400</text:p>
          </table:table-cell>
          <table:table-cell office:value-type="float" office:value="19968.95">
            <text:p>19968.95</text:p>
          </table:table-cell>
          <table:table-cell table:number-columns-repeated="4"/>
          <table:table-cell office:value-type="float" office:value="1638400">
            <text:p>1638400</text:p>
          </table:table-cell>
          <table:table-cell office:value-type="float" office:value="19968.95">
            <text:p>19968.95</text:p>
          </table:table-cell>
          <table:table-cell office:value-type="float" office:value="0.1243489583">
            <text:p>0.1243489583</text:p>
          </table:table-cell>
          <table:table-cell office:value-type="float" office:value="1937090">
            <text:p>1937090</text:p>
          </table:table-cell>
          <table:table-cell office:value-type="float" office:value="1503809.296325">
            <text:p>1503809.296325</text:p>
          </table:table-cell>
          <table:table-cell office:value-type="float" office:value="18664713.649575">
            <text:p>18664713.649575</text:p>
          </table:table-cell>
          <table:table-cell table:number-columns-repeated="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Ingest</text:p>
          </table:table-cell>
          <table:table-cell table:number-columns-repeated="20"/>
        </table:table-row>
        <table:table-row table:style-name="ro1">
          <table:table-cell office:value-type="string">
            <text:p>Workload</text:p>
          </table:table-cell>
          <table:table-cell office:value-type="string">
            <text:p>Level1</text:p>
          </table:table-cell>
          <table:table-cell table:number-columns-repeated="1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213378906">
            <text:p>0.1213378906</text:p>
          </table:table-cell>
          <table:table-cell table:number-columns-repeated="1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166992188">
            <text:p>0.1166992188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100</text:p>
          </table:table-cell>
          <table:table-cell office:value-type="string">
            <text:p>200</text:p>
          </table:table-cell>
          <table:table-cell office:value-type="string">
            <text:p>400</text:p>
          </table:table-cell>
          <table:table-cell office:value-type="string">
            <text:p>800</text:p>
          </table:table-cell>
          <table:table-cell office:value-type="string">
            <text:p>1600</text:p>
          </table:table-cell>
          <table:table-cell office:value-type="string">
            <text:p>3200</text:p>
          </table:table-cell>
          <table:table-cell office:value-type="string">
            <text:p>6400</text:p>
          </table:table-cell>
          <table:table-cell office:value-type="string">
            <text:p>12800</text:p>
          </table:table-cell>
          <table:table-cell office:value-type="string">
            <text:p>25600</text:p>
          </table:table-cell>
          <table:table-cell office:value-type="string">
            <text:p>51200</text:p>
          </table:table-cell>
          <table:table-cell office:value-type="string">
            <text:p>102400</text:p>
          </table:table-cell>
          <table:table-cell office:value-type="string">
            <text:p>204800</text:p>
          </table:table-cell>
          <table:table-cell office:value-type="string">
            <text:p>409600</text:p>
          </table:table-cell>
          <table:table-cell office:value-type="string">
            <text:p>819200</text:p>
          </table:table-cell>
          <table:table-cell office:value-type="string">
            <text:p>163840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174316406">
            <text:p>0.1174316406</text:p>
          </table:table-cell>
          <table:table-cell table:number-columns-repeated="3"/>
          <table:table-cell office:value-type="string">
            <text:p>Indexing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32">
            <text:p>1.32</text:p>
          </table:table-cell>
          <table:table-cell office:value-type="float" office:value="2.14">
            <text:p>2.14</text:p>
          </table:table-cell>
          <table:table-cell office:value-type="float" office:value="3.13">
            <text:p>3.13</text:p>
          </table:table-cell>
          <table:table-cell office:value-type="float" office:value="5.33">
            <text:p>5.33</text:p>
          </table:table-cell>
          <table:table-cell office:value-type="float" office:value="10.61">
            <text:p>10.61</text:p>
          </table:table-cell>
          <table:table-cell office:value-type="float" office:value="17.99">
            <text:p>17.99</text:p>
          </table:table-cell>
          <table:table-cell office:value-type="float" office:value="35.66">
            <text:p>35.66</text:p>
          </table:table-cell>
          <table:table-cell office:value-type="float" office:value="70.36">
            <text:p>70.36</text:p>
          </table:table-cell>
          <table:table-cell office:value-type="float" office:value="148.22">
            <text:p>148.22</text:p>
          </table:table-cell>
          <table:table-cell office:value-type="float" office:value="3618.62">
            <text:p>3618.62</text:p>
          </table:table-cell>
          <table:table-cell office:value-type="float" office:value="8337.75">
            <text:p>8337.75</text:p>
          </table:table-cell>
          <table:table-cell office:value-type="float" office:value="19968.95">
            <text:p>19968.9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1179199219">
            <text:p>0.1179199219</text:p>
          </table:table-cell>
          <table:table-cell table:number-columns-repeated="3"/>
          <table:table-cell office:value-type="string">
            <text:p>Ingestion</text:p>
          </table:table-cell>
          <table:table-cell office:value-type="float" office:value="0.1213378906">
            <text:p>0.1213378906</text:p>
          </table:table-cell>
          <table:table-cell office:value-type="float" office:value="0.1166992188">
            <text:p>0.1166992188</text:p>
          </table:table-cell>
          <table:table-cell office:value-type="float" office:value="0.1174316406">
            <text:p>0.1174316406</text:p>
          </table:table-cell>
          <table:table-cell office:value-type="float" office:value="0.1179199219">
            <text:p>0.1179199219</text:p>
          </table:table-cell>
          <table:table-cell office:value-type="float" office:value="0.1170247396">
            <text:p>0.1170247396</text:p>
          </table:table-cell>
          <table:table-cell office:value-type="float" office:value="0.1193033854">
            <text:p>0.1193033854</text:p>
          </table:table-cell>
          <table:table-cell office:value-type="float" office:value="0.1194661458">
            <text:p>0.1194661458</text:p>
          </table:table-cell>
          <table:table-cell office:value-type="float" office:value="0.126953125">
            <text:p>0.126953125</text:p>
          </table:table-cell>
          <table:table-cell office:value-type="float" office:value="0.1186523438">
            <text:p>0.1186523438</text:p>
          </table:table-cell>
          <table:table-cell office:value-type="float" office:value="0.1223144531">
            <text:p>0.1223144531</text:p>
          </table:table-cell>
          <table:table-cell office:value-type="float" office:value="0.1350097656">
            <text:p>0.1350097656</text:p>
          </table:table-cell>
          <table:table-cell office:value-type="float" office:value="0.1280110677">
            <text:p>0.1280110677</text:p>
          </table:table-cell>
          <table:table-cell office:value-type="float" office:value="0.1213378906">
            <text:p>0.1213378906</text:p>
          </table:table-cell>
          <table:table-cell office:value-type="float" office:value="0.1241048177">
            <text:p>0.1241048177</text:p>
          </table:table-cell>
          <table:table-cell office:value-type="float" office:value="0.1243489583">
            <text:p>0.1243489583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1170247396">
            <text:p>0.1170247396</text:p>
          </table:table-cell>
          <table:table-cell table:number-columns-repeated="3"/>
          <table:table-cell office:value-type="string">
            <text:p>OAI-PMH</text:p>
          </table:table-cell>
          <table:table-cell office:value-type="float" office:value="480">
            <text:p>480</text:p>
          </table:table-cell>
          <table:table-cell office:value-type="float" office:value="980">
            <text:p>980</text:p>
          </table:table-cell>
          <table:table-cell office:value-type="float" office:value="2000">
            <text:p>2000</text:p>
          </table:table-cell>
          <table:table-cell office:value-type="float" office:value="4120">
            <text:p>4120</text:p>
          </table:table-cell>
          <table:table-cell office:value-type="float" office:value="5410">
            <text:p>5410</text:p>
          </table:table-cell>
          <table:table-cell office:value-type="float" office:value="5940">
            <text:p>5940</text:p>
          </table:table-cell>
          <table:table-cell office:value-type="float" office:value="6730">
            <text:p>6730</text:p>
          </table:table-cell>
          <table:table-cell office:value-type="float" office:value="8370">
            <text:p>8370</text:p>
          </table:table-cell>
          <table:table-cell office:value-type="float" office:value="11680">
            <text:p>11680</text:p>
          </table:table-cell>
          <table:table-cell office:value-type="float" office:value="18900">
            <text:p>18900</text:p>
          </table:table-cell>
          <table:table-cell office:value-type="float" office:value="33460">
            <text:p>33460</text:p>
          </table:table-cell>
          <table:table-cell office:value-type="float" office:value="66950">
            <text:p>66950</text:p>
          </table:table-cell>
          <table:table-cell office:value-type="float" office:value="139720">
            <text:p>139720</text:p>
          </table:table-cell>
          <table:table-cell office:value-type="float" office:value="586450">
            <text:p>586450</text:p>
          </table:table-cell>
          <table:table-cell office:value-type="float" office:value="1937090">
            <text:p>1937090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1193033854">
            <text:p>0.1193033854</text:p>
          </table:table-cell>
          <table:table-cell table:number-columns-repeated="3"/>
          <table:table-cell office:value-type="string">
            <text:p>RSS Feed</text:p>
          </table:table-cell>
          <table:table-cell office:value-type="float" office:value="3.1304931641">
            <text:p>3.1304931641</text:p>
          </table:table-cell>
          <table:table-cell office:value-type="float" office:value="5.6138916016">
            <text:p>5.6138916016</text:p>
          </table:table-cell>
          <table:table-cell office:value-type="float" office:value="10.990234375">
            <text:p>10.990234375</text:p>
          </table:table-cell>
          <table:table-cell office:value-type="float" office:value="20.8957519531">
            <text:p>20.8957519531</text:p>
          </table:table-cell>
          <table:table-cell office:value-type="float" office:value="40.3462524414">
            <text:p>40.3462524414</text:p>
          </table:table-cell>
          <table:table-cell office:value-type="float" office:value="78.8595581055">
            <text:p>78.8595581055</text:p>
          </table:table-cell>
          <table:table-cell office:value-type="float" office:value="156.5881958008">
            <text:p>156.5881958008</text:p>
          </table:table-cell>
          <table:table-cell office:value-type="float" office:value="309.9473266603">
            <text:p>309.9473266603</text:p>
          </table:table-cell>
          <table:table-cell office:value-type="float" office:value="616.7454833985">
            <text:p>616.7454833985</text:p>
          </table:table-cell>
          <table:table-cell office:value-type="float" office:value="1237.0037231425">
            <text:p>1237.0037231425</text:p>
          </table:table-cell>
          <table:table-cell office:value-type="float" office:value="2505.254821775">
            <text:p>2505.254821775</text:p>
          </table:table-cell>
          <table:table-cell office:value-type="float" office:value="5117.12963867">
            <text:p>5117.12963867</text:p>
          </table:table-cell>
          <table:table-cell office:value-type="float" office:value="10534.386718725">
            <text:p>10534.386718725</text:p>
          </table:table-cell>
          <table:table-cell office:value-type="float" office:value="137461.8462525">
            <text:p>137461.8462525</text:p>
          </table:table-cell>
          <table:table-cell office:value-type="float" office:value="1503809.296325">
            <text:p>1503809.296325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0.1194661458">
            <text:p>0.1194661458</text:p>
          </table:table-cell>
          <table:table-cell table:number-columns-repeated="3"/>
          <table:table-cell office:value-type="string">
            <text:p>Search</text:p>
          </table:table-cell>
          <table:table-cell office:value-type="float" office:value="24.6673583984">
            <text:p>24.6673583984</text:p>
          </table:table-cell>
          <table:table-cell office:value-type="float" office:value="47.8742675782">
            <text:p>47.8742675782</text:p>
          </table:table-cell>
          <table:table-cell office:value-type="float" office:value="97.3832397461">
            <text:p>97.3832397461</text:p>
          </table:table-cell>
          <table:table-cell office:value-type="float" office:value="191.902282715">
            <text:p>191.902282715</text:p>
          </table:table-cell>
          <table:table-cell office:value-type="float" office:value="386.9901123048">
            <text:p>386.9901123048</text:p>
          </table:table-cell>
          <table:table-cell office:value-type="float" office:value="768.3469238283">
            <text:p>768.3469238283</text:p>
          </table:table-cell>
          <table:table-cell office:value-type="float" office:value="1531.0562744125">
            <text:p>1531.0562744125</text:p>
          </table:table-cell>
          <table:table-cell office:value-type="float" office:value="3093.1226806625">
            <text:p>3093.1226806625</text:p>
          </table:table-cell>
          <table:table-cell office:value-type="float" office:value="6172.2185668925">
            <text:p>6172.2185668925</text:p>
          </table:table-cell>
          <table:table-cell office:value-type="float" office:value="12487.0630493">
            <text:p>12487.0630493</text:p>
          </table:table-cell>
          <table:table-cell office:value-type="float" office:value="25108.742065425">
            <text:p>25108.742065425</text:p>
          </table:table-cell>
          <table:table-cell office:value-type="float" office:value="49301.45025635">
            <text:p>49301.45025635</text:p>
          </table:table-cell>
          <table:table-cell office:value-type="float" office:value="100267.334777925">
            <text:p>100267.334777925</text:p>
          </table:table-cell>
          <table:table-cell office:value-type="float" office:value="7365254.0037825">
            <text:p>7365254.0037825</text:p>
          </table:table-cell>
          <table:table-cell office:value-type="float" office:value="18664713.649575">
            <text:p>18664713.649575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office:value-type="float" office:value="0.126953125">
            <text:p>0.126953125</text:p>
          </table:table-cell>
          <table:table-cell table:number-columns-repeated="19"/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0.1186523438">
            <text:p>0.1186523438</text:p>
          </table:table-cell>
          <table:table-cell table:number-columns-repeated="19"/>
        </table:table-row>
        <table:table-row table:style-name="ro1">
          <table:table-cell office:value-type="float" office:value="51200">
            <text:p>51200</text:p>
          </table:table-cell>
          <table:table-cell office:value-type="float" office:value="0.1223144531">
            <text:p>0.1223144531</text:p>
          </table:table-cell>
          <table:table-cell table:number-columns-repeated="19"/>
        </table:table-row>
        <table:table-row table:style-name="ro1">
          <table:table-cell office:value-type="float" office:value="102400">
            <text:p>102400</text:p>
          </table:table-cell>
          <table:table-cell office:value-type="float" office:value="0.1350097656">
            <text:p>0.1350097656</text:p>
          </table:table-cell>
          <table:table-cell table:number-columns-repeated="19"/>
        </table:table-row>
        <table:table-row table:style-name="ro1">
          <table:table-cell office:value-type="float" office:value="204800">
            <text:p>204800</text:p>
          </table:table-cell>
          <table:table-cell office:value-type="float" office:value="0.1280110677">
            <text:p>0.1280110677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09600">
            <text:p>409600</text:p>
          </table:table-cell>
          <table:table-cell office:value-type="float" office:value="0.1213378906">
            <text:p>0.1213378906</text:p>
          </table:table-cell>
          <table:table-cell table:number-columns-repeated="4"/>
          <table:table-cell office:value-type="string">
            <text:p>Workload</text:p>
          </table:table-cell>
          <table:table-cell office:value-type="string">
            <text:p>Indexing</text:p>
          </table:table-cell>
          <table:table-cell office:value-type="string">
            <text:p>Ingestion</text:p>
          </table:table-cell>
          <table:table-cell office:value-type="string">
            <text:p>OAI-PMH</text:p>
          </table:table-cell>
          <table:table-cell office:value-type="string">
            <text:p>RSS Feed</text:p>
          </table:table-cell>
          <table:table-cell office:value-type="string">
            <text:p>Search</text:p>
          </table:table-cell>
          <table:table-cell table:number-columns-repeated="9"/>
        </table:table-row>
        <table:table-row table:style-name="ro1">
          <table:table-cell office:value-type="float" office:value="819200">
            <text:p>819200</text:p>
          </table:table-cell>
          <table:table-cell office:value-type="float" office:value="0.1241048177">
            <text:p>0.1241048177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0.86">
            <text:p>0.86</text:p>
          </table:table-cell>
          <table:table-cell office:value-type="float" office:value="0.1213378906">
            <text:p>0.1213378906</text:p>
          </table:table-cell>
          <table:table-cell office:value-type="float" office:value="480">
            <text:p>480</text:p>
          </table:table-cell>
          <table:table-cell office:value-type="float" office:value="3.1304931641">
            <text:p>3.1304931641</text:p>
          </table:table-cell>
          <table:table-cell office:value-type="float" office:value="24.6673583984">
            <text:p>24.6673583984</text:p>
          </table:table-cell>
          <table:table-cell table:number-columns-repeated="9"/>
        </table:table-row>
        <table:table-row table:style-name="ro1">
          <table:table-cell office:value-type="float" office:value="1638400">
            <text:p>1638400</text:p>
          </table:table-cell>
          <table:table-cell office:value-type="float" office:value="0.1243489583">
            <text:p>0.1243489583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0.86">
            <text:p>0.86</text:p>
          </table:table-cell>
          <table:table-cell office:value-type="float" office:value="0.1166992188">
            <text:p>0.1166992188</text:p>
          </table:table-cell>
          <table:table-cell office:value-type="float" office:value="980">
            <text:p>980</text:p>
          </table:table-cell>
          <table:table-cell office:value-type="float" office:value="5.6138916016">
            <text:p>5.6138916016</text:p>
          </table:table-cell>
          <table:table-cell office:value-type="float" office:value="47.8742675782">
            <text:p>47.87426757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00">
            <text:p>400</text:p>
          </table:table-cell>
          <table:table-cell office:value-type="float" office:value="1.14">
            <text:p>1.14</text:p>
          </table:table-cell>
          <table:table-cell office:value-type="float" office:value="0.1174316406">
            <text:p>0.1174316406</text:p>
          </table:table-cell>
          <table:table-cell office:value-type="float" office:value="2000">
            <text:p>2000</text:p>
          </table:table-cell>
          <table:table-cell office:value-type="float" office:value="10.990234375">
            <text:p>10.990234375</text:p>
          </table:table-cell>
          <table:table-cell office:value-type="float" office:value="97.3832397461">
            <text:p>97.38323974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00">
            <text:p>800</text:p>
          </table:table-cell>
          <table:table-cell office:value-type="float" office:value="1.32">
            <text:p>1.32</text:p>
          </table:table-cell>
          <table:table-cell office:value-type="float" office:value="0.1179199219">
            <text:p>0.1179199219</text:p>
          </table:table-cell>
          <table:table-cell office:value-type="float" office:value="4120">
            <text:p>4120</text:p>
          </table:table-cell>
          <table:table-cell office:value-type="float" office:value="20.8957519531">
            <text:p>20.8957519531</text:p>
          </table:table-cell>
          <table:table-cell office:value-type="float" office:value="191.902282715">
            <text:p>191.902282715</text:p>
          </table:table-cell>
          <table:table-cell table:number-columns-repeated="9"/>
        </table:table-row>
        <table:table-row table:style-name="ro2">
          <table:table-cell office:value-type="string">
            <text:p>oaipmh listrecords</text:p>
          </table:table-cell>
          <table:table-cell table:number-columns-repeated="5"/>
          <table:table-cell office:value-type="float" office:value="1600">
            <text:p>1600</text:p>
          </table:table-cell>
          <table:table-cell office:value-type="float" office:value="2.14">
            <text:p>2.14</text:p>
          </table:table-cell>
          <table:table-cell office:value-type="float" office:value="0.1170247396">
            <text:p>0.1170247396</text:p>
          </table:table-cell>
          <table:table-cell office:value-type="float" office:value="5410">
            <text:p>5410</text:p>
          </table:table-cell>
          <table:table-cell office:value-type="float" office:value="40.3462524414">
            <text:p>40.3462524414</text:p>
          </table:table-cell>
          <table:table-cell office:value-type="float" office:value="386.9901123048">
            <text:p>386.9901123048</text:p>
          </table:table-cell>
          <table:table-cell table:number-columns-repeated="9"/>
        </table:table-row>
        <table:table-row table:style-name="ro2">
          <table:table-cell office:value-type="string">
            <text:p>Workload</text:p>
          </table:table-cell>
          <table:table-cell office:value-type="string">
            <text:p>ListRecords</text:p>
          </table:table-cell>
          <table:table-cell table:number-columns-repeated="4"/>
          <table:table-cell office:value-type="float" office:value="3200">
            <text:p>3200</text:p>
          </table:table-cell>
          <table:table-cell office:value-type="float" office:value="3.13">
            <text:p>3.13</text:p>
          </table:table-cell>
          <table:table-cell office:value-type="float" office:value="0.1193033854">
            <text:p>0.1193033854</text:p>
          </table:table-cell>
          <table:table-cell office:value-type="float" office:value="5940">
            <text:p>5940</text:p>
          </table:table-cell>
          <table:table-cell office:value-type="float" office:value="78.8595581055">
            <text:p>78.8595581055</text:p>
          </table:table-cell>
          <table:table-cell office:value-type="float" office:value="768.3469238283">
            <text:p>768.3469238283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8">
            <text:p>0.48</text:p>
          </table:table-cell>
          <table:table-cell table:formula="of:=[.B42]*1000" office:value-type="float" office:value="480">
            <text:p>480</text:p>
          </table:table-cell>
          <table:table-cell table:number-columns-repeated="3"/>
          <table:table-cell office:value-type="float" office:value="6400">
            <text:p>6400</text:p>
          </table:table-cell>
          <table:table-cell office:value-type="float" office:value="5.33">
            <text:p>5.33</text:p>
          </table:table-cell>
          <table:table-cell office:value-type="float" office:value="0.1194661458">
            <text:p>0.1194661458</text:p>
          </table:table-cell>
          <table:table-cell office:value-type="float" office:value="6730">
            <text:p>6730</text:p>
          </table:table-cell>
          <table:table-cell office:value-type="float" office:value="156.5881958008">
            <text:p>156.5881958008</text:p>
          </table:table-cell>
          <table:table-cell office:value-type="float" office:value="1531.0562744125">
            <text:p>1531.0562744125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table:formula="of:=[.B43]*1000" office:value-type="float" office:value="980">
            <text:p>980</text:p>
          </table:table-cell>
          <table:table-cell table:number-columns-repeated="3"/>
          <table:table-cell office:value-type="float" office:value="12800">
            <text:p>12800</text:p>
          </table:table-cell>
          <table:table-cell office:value-type="float" office:value="10.61">
            <text:p>10.61</text:p>
          </table:table-cell>
          <table:table-cell office:value-type="float" office:value="0.126953125">
            <text:p>0.126953125</text:p>
          </table:table-cell>
          <table:table-cell office:value-type="float" office:value="8370">
            <text:p>8370</text:p>
          </table:table-cell>
          <table:table-cell office:value-type="float" office:value="309.9473266603">
            <text:p>309.9473266603</text:p>
          </table:table-cell>
          <table:table-cell office:value-type="float" office:value="3093.1226806625">
            <text:p>3093.1226806625</text:p>
          </table:table-cell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table:formula="of:=[.B44]*1000" office:value-type="float" office:value="2000">
            <text:p>2000</text:p>
          </table:table-cell>
          <table:table-cell table:number-columns-repeated="3"/>
          <table:table-cell office:value-type="float" office:value="25600">
            <text:p>25600</text:p>
          </table:table-cell>
          <table:table-cell office:value-type="float" office:value="17.99">
            <text:p>17.99</text:p>
          </table:table-cell>
          <table:table-cell office:value-type="float" office:value="0.1186523438">
            <text:p>0.1186523438</text:p>
          </table:table-cell>
          <table:table-cell office:value-type="float" office:value="11680">
            <text:p>11680</text:p>
          </table:table-cell>
          <table:table-cell office:value-type="float" office:value="616.7454833985">
            <text:p>616.7454833985</text:p>
          </table:table-cell>
          <table:table-cell office:value-type="float" office:value="6172.2185668925">
            <text:p>6172.2185668925</text:p>
          </table:table-cell>
          <table:table-cell table:number-columns-repeated="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.12">
            <text:p>4.12</text:p>
          </table:table-cell>
          <table:table-cell table:formula="of:=[.B45]*1000" office:value-type="float" office:value="4120">
            <text:p>4120</text:p>
          </table:table-cell>
          <table:table-cell table:number-columns-repeated="3"/>
          <table:table-cell office:value-type="float" office:value="51200">
            <text:p>51200</text:p>
          </table:table-cell>
          <table:table-cell office:value-type="float" office:value="35.66">
            <text:p>35.66</text:p>
          </table:table-cell>
          <table:table-cell office:value-type="float" office:value="0.1223144531">
            <text:p>0.1223144531</text:p>
          </table:table-cell>
          <table:table-cell office:value-type="float" office:value="18900">
            <text:p>18900</text:p>
          </table:table-cell>
          <table:table-cell office:value-type="float" office:value="1237.0037231425">
            <text:p>1237.0037231425</text:p>
          </table:table-cell>
          <table:table-cell office:value-type="float" office:value="12487.0630493">
            <text:p>12487.0630493</text:p>
          </table:table-cell>
          <table:table-cell table:number-columns-repeated="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5.41">
            <text:p>5.41</text:p>
          </table:table-cell>
          <table:table-cell table:formula="of:=[.B46]*1000" office:value-type="float" office:value="5410">
            <text:p>5410</text:p>
          </table:table-cell>
          <table:table-cell table:number-columns-repeated="3"/>
          <table:table-cell office:value-type="float" office:value="102400">
            <text:p>102400</text:p>
          </table:table-cell>
          <table:table-cell office:value-type="float" office:value="70.36">
            <text:p>70.36</text:p>
          </table:table-cell>
          <table:table-cell office:value-type="float" office:value="0.1350097656">
            <text:p>0.1350097656</text:p>
          </table:table-cell>
          <table:table-cell office:value-type="float" office:value="33460">
            <text:p>33460</text:p>
          </table:table-cell>
          <table:table-cell office:value-type="float" office:value="2505.254821775">
            <text:p>2505.254821775</text:p>
          </table:table-cell>
          <table:table-cell office:value-type="float" office:value="25108.742065425">
            <text:p>25108.742065425</text:p>
          </table:table-cell>
          <table:table-cell table:number-columns-repeated="9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5.94">
            <text:p>5.94</text:p>
          </table:table-cell>
          <table:table-cell table:formula="of:=[.B47]*1000" office:value-type="float" office:value="5940">
            <text:p>5940</text:p>
          </table:table-cell>
          <table:table-cell table:number-columns-repeated="3"/>
          <table:table-cell office:value-type="float" office:value="204800">
            <text:p>204800</text:p>
          </table:table-cell>
          <table:table-cell office:value-type="float" office:value="148.22">
            <text:p>148.22</text:p>
          </table:table-cell>
          <table:table-cell office:value-type="float" office:value="0.1280110677">
            <text:p>0.1280110677</text:p>
          </table:table-cell>
          <table:table-cell office:value-type="float" office:value="66950">
            <text:p>66950</text:p>
          </table:table-cell>
          <table:table-cell office:value-type="float" office:value="5117.12963867">
            <text:p>5117.12963867</text:p>
          </table:table-cell>
          <table:table-cell office:value-type="float" office:value="49301.45025635">
            <text:p>49301.45025635</text:p>
          </table:table-cell>
          <table:table-cell table:number-columns-repeated="9"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6.73">
            <text:p>6.73</text:p>
          </table:table-cell>
          <table:table-cell table:formula="of:=[.B48]*1000" office:value-type="float" office:value="6730">
            <text:p>6730</text:p>
          </table:table-cell>
          <table:table-cell table:number-columns-repeated="3"/>
          <table:table-cell office:value-type="float" office:value="409600">
            <text:p>409600</text:p>
          </table:table-cell>
          <table:table-cell office:value-type="float" office:value="3618.62">
            <text:p>3618.62</text:p>
          </table:table-cell>
          <table:table-cell office:value-type="float" office:value="0.1213378906">
            <text:p>0.1213378906</text:p>
          </table:table-cell>
          <table:table-cell office:value-type="float" office:value="139720">
            <text:p>139720</text:p>
          </table:table-cell>
          <table:table-cell office:value-type="float" office:value="10534.386718725">
            <text:p>10534.386718725</text:p>
          </table:table-cell>
          <table:table-cell office:value-type="float" office:value="100267.334777925">
            <text:p>100267.334777925</text:p>
          </table:table-cell>
          <table:table-cell table:number-columns-repeated="9"/>
        </table:table-row>
        <table:table-row table:style-name="ro1">
          <table:table-cell office:value-type="float" office:value="12800">
            <text:p>12800</text:p>
          </table:table-cell>
          <table:table-cell office:value-type="float" office:value="8.37">
            <text:p>8.37</text:p>
          </table:table-cell>
          <table:table-cell table:formula="of:=[.B49]*1000" office:value-type="float" office:value="8370">
            <text:p>8370</text:p>
          </table:table-cell>
          <table:table-cell table:number-columns-repeated="3"/>
          <table:table-cell office:value-type="float" office:value="819200">
            <text:p>819200</text:p>
          </table:table-cell>
          <table:table-cell office:value-type="float" office:value="8337.75">
            <text:p>8337.75</text:p>
          </table:table-cell>
          <table:table-cell office:value-type="float" office:value="0.1241048177">
            <text:p>0.1241048177</text:p>
          </table:table-cell>
          <table:table-cell office:value-type="float" office:value="586450">
            <text:p>586450</text:p>
          </table:table-cell>
          <table:table-cell office:value-type="float" office:value="137461.8462525">
            <text:p>137461.8462525</text:p>
          </table:table-cell>
          <table:table-cell office:value-type="float" office:value="7365254.0037825">
            <text:p>7365254.0037825</text:p>
          </table:table-cell>
          <table:table-cell table:number-columns-repeated="9"/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.68">
            <text:p>11.68</text:p>
          </table:table-cell>
          <table:table-cell table:formula="of:=[.B50]*1000" office:value-type="float" office:value="11680">
            <text:p>11680</text:p>
          </table:table-cell>
          <table:table-cell table:number-columns-repeated="3"/>
          <table:table-cell office:value-type="float" office:value="1638400">
            <text:p>1638400</text:p>
          </table:table-cell>
          <table:table-cell office:value-type="float" office:value="19968.95">
            <text:p>19968.95</text:p>
          </table:table-cell>
          <table:table-cell office:value-type="float" office:value="0.1243489583">
            <text:p>0.1243489583</text:p>
          </table:table-cell>
          <table:table-cell office:value-type="float" office:value="1937090">
            <text:p>1937090</text:p>
          </table:table-cell>
          <table:table-cell office:value-type="float" office:value="1503809.296325">
            <text:p>1503809.296325</text:p>
          </table:table-cell>
          <table:table-cell office:value-type="float" office:value="18664713.649575">
            <text:p>18664713.649575</text:p>
          </table:table-cell>
          <table:table-cell table:number-columns-repeated="9"/>
        </table:table-row>
        <table:table-row table:style-name="ro1">
          <table:table-cell office:value-type="float" office:value="51200">
            <text:p>51200</text:p>
          </table:table-cell>
          <table:table-cell office:value-type="float" office:value="18.9">
            <text:p>18.9</text:p>
          </table:table-cell>
          <table:table-cell table:formula="of:=[.B51]*1000" office:value-type="float" office:value="18900">
            <text:p>18900</text:p>
          </table:table-cell>
          <table:table-cell table:number-columns-repeated="18"/>
        </table:table-row>
        <table:table-row table:style-name="ro1">
          <table:table-cell office:value-type="float" office:value="102400">
            <text:p>102400</text:p>
          </table:table-cell>
          <table:table-cell office:value-type="float" office:value="33.46">
            <text:p>33.46</text:p>
          </table:table-cell>
          <table:table-cell table:formula="of:=[.B52]*1000" office:value-type="float" office:value="33460">
            <text:p>33460</text:p>
          </table:table-cell>
          <table:table-cell table:number-columns-repeated="18"/>
        </table:table-row>
        <table:table-row table:style-name="ro1">
          <table:table-cell office:value-type="float" office:value="204800">
            <text:p>204800</text:p>
          </table:table-cell>
          <table:table-cell office:value-type="float" office:value="66.95">
            <text:p>66.95</text:p>
          </table:table-cell>
          <table:table-cell table:formula="of:=[.B53]*1000" office:value-type="float" office:value="66950">
            <text:p>66950</text:p>
          </table:table-cell>
          <table:table-cell table:number-columns-repeated="18"/>
        </table:table-row>
        <table:table-row table:style-name="ro1">
          <table:table-cell office:value-type="float" office:value="409600">
            <text:p>409600</text:p>
          </table:table-cell>
          <table:table-cell office:value-type="float" office:value="139.72">
            <text:p>139.72</text:p>
          </table:table-cell>
          <table:table-cell table:formula="of:=[.B54]*1000" office:value-type="float" office:value="139720">
            <text:p>139720</text:p>
          </table:table-cell>
          <table:table-cell table:number-columns-repeated="18"/>
        </table:table-row>
        <table:table-row table:style-name="ro1">
          <table:table-cell office:value-type="float" office:value="819200">
            <text:p>819200</text:p>
          </table:table-cell>
          <table:table-cell office:value-type="float" office:value="586.45">
            <text:p>586.45</text:p>
          </table:table-cell>
          <table:table-cell table:formula="of:=[.B55]*1000" office:value-type="float" office:value="586450">
            <text:p>586450</text:p>
          </table:table-cell>
          <table:table-cell table:number-columns-repeated="18"/>
        </table:table-row>
        <table:table-row table:style-name="ro1">
          <table:table-cell office:value-type="float" office:value="1638400">
            <text:p>1638400</text:p>
          </table:table-cell>
          <table:table-cell office:value-type="float" office:value="1937.09">
            <text:p>1937.09</text:p>
          </table:table-cell>
          <table:table-cell table:formula="of:=[.B56]*1000" office:value-type="float" office:value="1937090">
            <text:p>1937090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search</text:p>
          </table:table-cell>
          <table:table-cell table:number-columns-repeated="20"/>
        </table:table-row>
        <table:table-row table:style-name="ro1">
          <table:table-cell office:value-type="string">
            <text:p>Workload</text:p>
          </table:table-cell>
          <table:table-cell office:value-type="string">
            <text:p>Processing</text:p>
          </table:table-cell>
          <table:table-cell table:number-columns-repeated="1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.6673583984">
            <text:p>24.6673583984</text:p>
          </table:table-cell>
          <table:table-cell table:number-columns-repeated="1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7.8742675782">
            <text:p>47.8742675782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7.3832397461">
            <text:p>97.3832397461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91.902282715">
            <text:p>191.902282715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86.9901123048">
            <text:p>386.9901123048</text:p>
          </table:table-cell>
          <table:table-cell table:number-columns-repeated="19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768.3469238283">
            <text:p>768.3469238283</text:p>
          </table:table-cell>
          <table:table-cell table:number-columns-repeated="19"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1531.0562744125">
            <text:p>1531.0562744125</text:p>
          </table:table-cell>
          <table:table-cell table:number-columns-repeated="19"/>
        </table:table-row>
        <table:table-row table:style-name="ro1">
          <table:table-cell office:value-type="float" office:value="12800">
            <text:p>12800</text:p>
          </table:table-cell>
          <table:table-cell office:value-type="float" office:value="3093.1226806625">
            <text:p>3093.1226806625</text:p>
          </table:table-cell>
          <table:table-cell table:number-columns-repeated="19"/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172.2185668925">
            <text:p>6172.2185668925</text:p>
          </table:table-cell>
          <table:table-cell table:number-columns-repeated="19"/>
        </table:table-row>
        <table:table-row table:style-name="ro1">
          <table:table-cell office:value-type="float" office:value="51200">
            <text:p>51200</text:p>
          </table:table-cell>
          <table:table-cell office:value-type="float" office:value="12487.0630493">
            <text:p>12487.0630493</text:p>
          </table:table-cell>
          <table:table-cell table:number-columns-repeated="19"/>
        </table:table-row>
        <table:table-row table:style-name="ro1">
          <table:table-cell office:value-type="float" office:value="102400">
            <text:p>102400</text:p>
          </table:table-cell>
          <table:table-cell office:value-type="float" office:value="25108.742065425">
            <text:p>25108.742065425</text:p>
          </table:table-cell>
          <table:table-cell table:number-columns-repeated="19"/>
        </table:table-row>
        <table:table-row table:style-name="ro1">
          <table:table-cell office:value-type="float" office:value="204800">
            <text:p>204800</text:p>
          </table:table-cell>
          <table:table-cell office:value-type="float" office:value="49301.45025635">
            <text:p>49301.45025635</text:p>
          </table:table-cell>
          <table:table-cell table:number-columns-repeated="19"/>
        </table:table-row>
        <table:table-row table:style-name="ro1">
          <table:table-cell office:value-type="float" office:value="409600">
            <text:p>409600</text:p>
          </table:table-cell>
          <table:table-cell office:value-type="float" office:value="100267.334777925">
            <text:p>100267.334777925</text:p>
          </table:table-cell>
          <table:table-cell table:number-columns-repeated="19"/>
        </table:table-row>
        <table:table-row table:style-name="ro1">
          <table:table-cell office:value-type="float" office:value="819200">
            <text:p>819200</text:p>
          </table:table-cell>
          <table:table-cell office:value-type="float" office:value="7365254.0037825">
            <text:p>7365254.0037825</text:p>
          </table:table-cell>
          <table:table-cell table:number-columns-repeated="19"/>
        </table:table-row>
        <table:table-row table:style-name="ro1">
          <table:table-cell office:value-type="float" office:value="1638400">
            <text:p>1638400</text:p>
          </table:table-cell>
          <table:table-cell office:value-type="float" office:value="18664713.649575">
            <text:p>18664713.649575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office:value-type="string">
            <text:p>rss feed</text:p>
          </table:table-cell>
          <table:table-cell table:number-columns-repeated="20"/>
        </table:table-row>
        <table:table-row table:style-name="ro1">
          <table:table-cell office:value-type="string">
            <text:p>Workload</text:p>
          </table:table-cell>
          <table:table-cell office:value-type="string">
            <text:p>5X</text:p>
          </table:table-cell>
          <table:table-cell table:number-columns-repeated="1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1304931641">
            <text:p>3.1304931641</text:p>
          </table:table-cell>
          <table:table-cell table:number-columns-repeated="1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.6138916016">
            <text:p>5.6138916016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.990234375">
            <text:p>10.990234375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0.8957519531">
            <text:p>20.8957519531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0.3462524414">
            <text:p>40.3462524414</text:p>
          </table:table-cell>
          <table:table-cell table:number-columns-repeated="19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78.8595581055">
            <text:p>78.8595581055</text:p>
          </table:table-cell>
          <table:table-cell table:number-columns-repeated="19"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156.5881958008">
            <text:p>156.5881958008</text:p>
          </table:table-cell>
          <table:table-cell table:number-columns-repeated="19"/>
        </table:table-row>
        <table:table-row table:style-name="ro1">
          <table:table-cell office:value-type="float" office:value="12800">
            <text:p>12800</text:p>
          </table:table-cell>
          <table:table-cell office:value-type="float" office:value="309.9473266603">
            <text:p>309.9473266603</text:p>
          </table:table-cell>
          <table:table-cell table:number-columns-repeated="19"/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16.7454833985">
            <text:p>616.7454833985</text:p>
          </table:table-cell>
          <table:table-cell table:number-columns-repeated="19"/>
        </table:table-row>
        <table:table-row table:style-name="ro1">
          <table:table-cell office:value-type="float" office:value="51200">
            <text:p>51200</text:p>
          </table:table-cell>
          <table:table-cell office:value-type="float" office:value="1237.0037231425">
            <text:p>1237.0037231425</text:p>
          </table:table-cell>
          <table:table-cell table:number-columns-repeated="19"/>
        </table:table-row>
        <table:table-row table:style-name="ro1">
          <table:table-cell office:value-type="float" office:value="102400">
            <text:p>102400</text:p>
          </table:table-cell>
          <table:table-cell office:value-type="float" office:value="2505.254821775">
            <text:p>2505.254821775</text:p>
          </table:table-cell>
          <table:table-cell table:number-columns-repeated="19"/>
        </table:table-row>
        <table:table-row table:style-name="ro1">
          <table:table-cell office:value-type="float" office:value="204800">
            <text:p>204800</text:p>
          </table:table-cell>
          <table:table-cell office:value-type="float" office:value="5117.12963867">
            <text:p>5117.12963867</text:p>
          </table:table-cell>
          <table:table-cell table:number-columns-repeated="19"/>
        </table:table-row>
        <table:table-row table:style-name="ro1">
          <table:table-cell office:value-type="float" office:value="409600">
            <text:p>409600</text:p>
          </table:table-cell>
          <table:table-cell office:value-type="float" office:value="10534.386718725">
            <text:p>10534.386718725</text:p>
          </table:table-cell>
          <table:table-cell table:number-columns-repeated="19"/>
        </table:table-row>
        <table:table-row table:style-name="ro1">
          <table:table-cell office:value-type="float" office:value="819200">
            <text:p>819200</text:p>
          </table:table-cell>
          <table:table-cell office:value-type="float" office:value="137461.8462525">
            <text:p>137461.8462525</text:p>
          </table:table-cell>
          <table:table-cell table:number-columns-repeated="19"/>
        </table:table-row>
        <table:table-row table:style-name="ro1">
          <table:table-cell office:value-type="float" office:value="1638400">
            <text:p>1638400</text:p>
          </table:table-cell>
          <table:table-cell office:value-type="float" office:value="1503809.296325">
            <text:p>1503809.296325</text:p>
          </table:table-cell>
          <table:table-cell table:number-columns-repeated="19"/>
        </table:table-row>
        <table:table-row table:style-name="ro1" table:number-rows-repeated="104848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04T18:02:53</meta:creation-date>
    <dc:date>2013-02-05T18:35:17</dc:date>
    <dc:creator>Phiri </dc:creator>
    <meta:editing-duration>PT3H13M47S</meta:editing-duration>
    <meta:editing-cycles>11</meta:editing-cycles>
    <meta:generator>LibreOffice/3.5$Linux_x86 LibreOffice_project/350m1$Build-2</meta:generator>
    <meta:document-statistic meta:table-count="3" meta:cell-count="4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ZA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359cm" svg:y="0.715cm" style:legend-expansion="high" chart:style-name="ch2"/>
        <chart:plot-area chart:style-name="ch3" table:cell-range-address="Sheet1.F24:Sheet1.U29" chart:data-source-has-labels="both" svg:x="0.77cm" svg:y="0.675cm" svg:width="12.27cm" svg:height="7.725cm">
          <chartooo:coordinate-region svg:x="3.753cm" svg:y="1.588cm" svg:width="6.595cm" svg:height="6.595cm"/>
          <chart:axis chart:dimension="x" chart:name="primary-x" chart:style-name="ch4" chartooo:axis-type="auto">
            <chartooo:date-scale/>
            <chart:categories table:cell-range-address="Sheet1.F25:Sheet1.F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5:Sheet1.G29" chart:label-cell-address="Sheet1.G24:Sheet1.G24" chart:class="chart:radar">
            <chart:data-point chart:repeated="5"/>
          </chart:series>
          <chart:series chart:style-name="ch8" chart:values-cell-range-address="Sheet1.H25:Sheet1.H29" chart:label-cell-address="Sheet1.H24:Sheet1.H24" chart:class="chart:radar">
            <chart:data-point chart:repeated="5"/>
          </chart:series>
          <chart:series chart:style-name="ch9" chart:values-cell-range-address="Sheet1.I25:Sheet1.I29" chart:label-cell-address="Sheet1.I24:Sheet1.I24" chart:class="chart:radar">
            <chart:data-point chart:repeated="5"/>
          </chart:series>
          <chart:series chart:style-name="ch10" chart:values-cell-range-address="Sheet1.J25:Sheet1.J29" chart:label-cell-address="Sheet1.J24:Sheet1.J24" chart:class="chart:radar">
            <chart:data-point chart:repeated="5"/>
          </chart:series>
          <chart:series chart:style-name="ch11" chart:values-cell-range-address="Sheet1.K25:Sheet1.K29" chart:label-cell-address="Sheet1.K24:Sheet1.K24" chart:class="chart:radar">
            <chart:data-point chart:repeated="5"/>
          </chart:series>
          <chart:series chart:style-name="ch12" chart:values-cell-range-address="Sheet1.L25:Sheet1.L29" chart:label-cell-address="Sheet1.L24:Sheet1.L24" chart:class="chart:radar">
            <chart:data-point chart:repeated="5"/>
          </chart:series>
          <chart:series chart:style-name="ch13" chart:values-cell-range-address="Sheet1.M25:Sheet1.M29" chart:label-cell-address="Sheet1.M24:Sheet1.M24" chart:class="chart:radar">
            <chart:data-point chart:repeated="5"/>
          </chart:series>
          <chart:series chart:style-name="ch14" chart:values-cell-range-address="Sheet1.N25:Sheet1.N29" chart:label-cell-address="Sheet1.N24:Sheet1.N24" chart:class="chart:radar">
            <chart:data-point chart:repeated="5"/>
          </chart:series>
          <chart:series chart:style-name="ch15" chart:values-cell-range-address="Sheet1.O25:Sheet1.O29" chart:label-cell-address="Sheet1.O24:Sheet1.O24" chart:class="chart:radar">
            <chart:data-point chart:repeated="5"/>
          </chart:series>
          <chart:series chart:style-name="ch16" chart:values-cell-range-address="Sheet1.P25:Sheet1.P29" chart:label-cell-address="Sheet1.P24:Sheet1.P24" chart:class="chart:radar">
            <chart:data-point chart:repeated="5"/>
          </chart:series>
          <chart:series chart:style-name="ch17" chart:values-cell-range-address="Sheet1.Q25:Sheet1.Q29" chart:label-cell-address="Sheet1.Q24:Sheet1.Q24" chart:class="chart:radar">
            <chart:data-point chart:repeated="5"/>
          </chart:series>
          <chart:series chart:style-name="ch18" chart:values-cell-range-address="Sheet1.R25:Sheet1.R29" chart:label-cell-address="Sheet1.R24:Sheet1.R24" chart:class="chart:radar">
            <chart:data-point chart:repeated="5"/>
          </chart:series>
          <chart:series chart:style-name="ch19" chart:values-cell-range-address="Sheet1.S25:Sheet1.S29" chart:label-cell-address="Sheet1.S24:Sheet1.S24" chart:class="chart:radar">
            <chart:data-point chart:repeated="5"/>
          </chart:series>
          <chart:series chart:style-name="ch20" chart:values-cell-range-address="Sheet1.T25:Sheet1.T29" chart:label-cell-address="Sheet1.T24:Sheet1.T24" chart:class="chart:radar">
            <chart:data-point chart:repeated="5"/>
          </chart:series>
          <chart:series chart:style-name="ch21" chart:values-cell-range-address="Sheet1.U25:Sheet1.U29" chart:label-cell-address="Sheet1.U24:Sheet1.U24" chart:class="chart:rad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Sheet1.G24:Sheet1.G24</svg:desc>
                </draw:g>
              </table:table-cell>
              <table:table-cell office:value-type="string">
                <text:p>200</text:p>
                <draw:g>
                  <svg:desc>Sheet1.H24:Sheet1.H24</svg:desc>
                </draw:g>
              </table:table-cell>
              <table:table-cell office:value-type="string">
                <text:p>400</text:p>
                <draw:g>
                  <svg:desc>Sheet1.I24:Sheet1.I24</svg:desc>
                </draw:g>
              </table:table-cell>
              <table:table-cell office:value-type="string">
                <text:p>800</text:p>
                <draw:g>
                  <svg:desc>Sheet1.J24:Sheet1.J24</svg:desc>
                </draw:g>
              </table:table-cell>
              <table:table-cell office:value-type="string">
                <text:p>1600</text:p>
                <draw:g>
                  <svg:desc>Sheet1.K24:Sheet1.K24</svg:desc>
                </draw:g>
              </table:table-cell>
              <table:table-cell office:value-type="string">
                <text:p>3200</text:p>
                <draw:g>
                  <svg:desc>Sheet1.L24:Sheet1.L24</svg:desc>
                </draw:g>
              </table:table-cell>
              <table:table-cell office:value-type="string">
                <text:p>6400</text:p>
                <draw:g>
                  <svg:desc>Sheet1.M24:Sheet1.M24</svg:desc>
                </draw:g>
              </table:table-cell>
              <table:table-cell office:value-type="string">
                <text:p>12800</text:p>
                <draw:g>
                  <svg:desc>Sheet1.N24:Sheet1.N24</svg:desc>
                </draw:g>
              </table:table-cell>
              <table:table-cell office:value-type="string">
                <text:p>25600</text:p>
                <draw:g>
                  <svg:desc>Sheet1.O24:Sheet1.O24</svg:desc>
                </draw:g>
              </table:table-cell>
              <table:table-cell office:value-type="string">
                <text:p>51200</text:p>
                <draw:g>
                  <svg:desc>Sheet1.P24:Sheet1.P24</svg:desc>
                </draw:g>
              </table:table-cell>
              <table:table-cell office:value-type="string">
                <text:p>102400</text:p>
                <draw:g>
                  <svg:desc>Sheet1.Q24:Sheet1.Q24</svg:desc>
                </draw:g>
              </table:table-cell>
              <table:table-cell office:value-type="string">
                <text:p>204800</text:p>
                <draw:g>
                  <svg:desc>Sheet1.R24:Sheet1.R24</svg:desc>
                </draw:g>
              </table:table-cell>
              <table:table-cell office:value-type="string">
                <text:p>409600</text:p>
                <draw:g>
                  <svg:desc>Sheet1.S24:Sheet1.S24</svg:desc>
                </draw:g>
              </table:table-cell>
              <table:table-cell office:value-type="string">
                <text:p>819200</text:p>
                <draw:g>
                  <svg:desc>Sheet1.T24:Sheet1.T24</svg:desc>
                </draw:g>
              </table:table-cell>
              <table:table-cell office:value-type="string">
                <text:p>1638400</text:p>
                <draw:g>
                  <svg:desc>Sheet1.U24:Sheet1.U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exing</text:p>
                <draw:g>
                  <svg:desc>Sheet1.F25:Sheet1.F29</svg:desc>
                </draw:g>
              </table:table-cell>
              <table:table-cell office:value-type="float" office:value="0.86">
                <text:p>0.86</text:p>
                <draw:g>
                  <svg:desc>Sheet1.G25:Sheet1.G29</svg:desc>
                </draw:g>
              </table:table-cell>
              <table:table-cell office:value-type="float" office:value="0.86">
                <text:p>0.86</text:p>
                <draw:g>
                  <svg:desc>Sheet1.H25:Sheet1.H29</svg:desc>
                </draw:g>
              </table:table-cell>
              <table:table-cell office:value-type="float" office:value="1.14">
                <text:p>1.14</text:p>
                <draw:g>
                  <svg:desc>Sheet1.I25:Sheet1.I29</svg:desc>
                </draw:g>
              </table:table-cell>
              <table:table-cell office:value-type="float" office:value="1.32">
                <text:p>1.32</text:p>
                <draw:g>
                  <svg:desc>Sheet1.J25:Sheet1.J29</svg:desc>
                </draw:g>
              </table:table-cell>
              <table:table-cell office:value-type="float" office:value="2.14">
                <text:p>2.14</text:p>
                <draw:g>
                  <svg:desc>Sheet1.K25:Sheet1.K29</svg:desc>
                </draw:g>
              </table:table-cell>
              <table:table-cell office:value-type="float" office:value="3.13">
                <text:p>3.13</text:p>
                <draw:g>
                  <svg:desc>Sheet1.L25:Sheet1.L29</svg:desc>
                </draw:g>
              </table:table-cell>
              <table:table-cell office:value-type="float" office:value="5.33">
                <text:p>5.33</text:p>
                <draw:g>
                  <svg:desc>Sheet1.M25:Sheet1.M29</svg:desc>
                </draw:g>
              </table:table-cell>
              <table:table-cell office:value-type="float" office:value="10.61">
                <text:p>10.61</text:p>
                <draw:g>
                  <svg:desc>Sheet1.N25:Sheet1.N29</svg:desc>
                </draw:g>
              </table:table-cell>
              <table:table-cell office:value-type="float" office:value="17.99">
                <text:p>17.99</text:p>
                <draw:g>
                  <svg:desc>Sheet1.O25:Sheet1.O29</svg:desc>
                </draw:g>
              </table:table-cell>
              <table:table-cell office:value-type="float" office:value="35.66">
                <text:p>35.66</text:p>
                <draw:g>
                  <svg:desc>Sheet1.P25:Sheet1.P29</svg:desc>
                </draw:g>
              </table:table-cell>
              <table:table-cell office:value-type="float" office:value="70.36">
                <text:p>70.36</text:p>
                <draw:g>
                  <svg:desc>Sheet1.Q25:Sheet1.Q29</svg:desc>
                </draw:g>
              </table:table-cell>
              <table:table-cell office:value-type="float" office:value="148.22">
                <text:p>148.22</text:p>
                <draw:g>
                  <svg:desc>Sheet1.R25:Sheet1.R29</svg:desc>
                </draw:g>
              </table:table-cell>
              <table:table-cell office:value-type="float" office:value="3618.62">
                <text:p>3618.62</text:p>
                <draw:g>
                  <svg:desc>Sheet1.S25:Sheet1.S29</svg:desc>
                </draw:g>
              </table:table-cell>
              <table:table-cell office:value-type="float" office:value="8337.75">
                <text:p>8337.75</text:p>
                <draw:g>
                  <svg:desc>Sheet1.T25:Sheet1.T29</svg:desc>
                </draw:g>
              </table:table-cell>
              <table:table-cell office:value-type="float" office:value="19968.95">
                <text:p>19968.95</text:p>
                <draw:g>
                  <svg:desc>Sheet1.U25:Sheet1.U29</svg:desc>
                </draw:g>
              </table:table-cell>
            </table:table-row>
            <table:table-row>
              <table:table-cell office:value-type="string">
                <text:p>Ingestion</text:p>
              </table:table-cell>
              <table:table-cell office:value-type="float" office:value="0.1213378906">
                <text:p>0.1213378906</text:p>
              </table:table-cell>
              <table:table-cell office:value-type="float" office:value="0.1166992188">
                <text:p>0.1166992188</text:p>
              </table:table-cell>
              <table:table-cell office:value-type="float" office:value="0.1174316406">
                <text:p>0.1174316406</text:p>
              </table:table-cell>
              <table:table-cell office:value-type="float" office:value="0.1179199219">
                <text:p>0.1179199219</text:p>
              </table:table-cell>
              <table:table-cell office:value-type="float" office:value="0.1170247396">
                <text:p>0.1170247396</text:p>
              </table:table-cell>
              <table:table-cell office:value-type="float" office:value="0.1193033854">
                <text:p>0.1193033854</text:p>
              </table:table-cell>
              <table:table-cell office:value-type="float" office:value="0.1194661458">
                <text:p>0.1194661458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1186523438">
                <text:p>0.1186523438</text:p>
              </table:table-cell>
              <table:table-cell office:value-type="float" office:value="0.1223144531">
                <text:p>0.1223144531</text:p>
              </table:table-cell>
              <table:table-cell office:value-type="float" office:value="0.1350097656">
                <text:p>0.1350097656</text:p>
              </table:table-cell>
              <table:table-cell office:value-type="float" office:value="0.1280110677">
                <text:p>0.1280110677</text:p>
              </table:table-cell>
              <table:table-cell office:value-type="float" office:value="0.1213378906">
                <text:p>0.1213378906</text:p>
              </table:table-cell>
              <table:table-cell office:value-type="float" office:value="0.1241048177">
                <text:p>0.1241048177</text:p>
              </table:table-cell>
              <table:table-cell office:value-type="float" office:value="0.1243489583">
                <text:p>0.1243489583</text:p>
              </table:table-cell>
            </table:table-row>
            <table:table-row>
              <table:table-cell office:value-type="string">
                <text:p>OAI-PMH</text:p>
              </table:table-cell>
              <table:table-cell office:value-type="float" office:value="480">
                <text:p>480</text:p>
              </table:table-cell>
              <table:table-cell office:value-type="float" office:value="980">
                <text:p>980</text:p>
              </table:table-cell>
              <table:table-cell office:value-type="float" office:value="2000">
                <text:p>2000</text:p>
              </table:table-cell>
              <table:table-cell office:value-type="float" office:value="4120">
                <text:p>4120</text:p>
              </table:table-cell>
              <table:table-cell office:value-type="float" office:value="5410">
                <text:p>5410</text:p>
              </table:table-cell>
              <table:table-cell office:value-type="float" office:value="5940">
                <text:p>5940</text:p>
              </table:table-cell>
              <table:table-cell office:value-type="float" office:value="6730">
                <text:p>6730</text:p>
              </table:table-cell>
              <table:table-cell office:value-type="float" office:value="8370">
                <text:p>8370</text:p>
              </table:table-cell>
              <table:table-cell office:value-type="float" office:value="11680">
                <text:p>11680</text:p>
              </table:table-cell>
              <table:table-cell office:value-type="float" office:value="18900">
                <text:p>18900</text:p>
              </table:table-cell>
              <table:table-cell office:value-type="float" office:value="33460">
                <text:p>33460</text:p>
              </table:table-cell>
              <table:table-cell office:value-type="float" office:value="66950">
                <text:p>66950</text:p>
              </table:table-cell>
              <table:table-cell office:value-type="float" office:value="139720">
                <text:p>139720</text:p>
              </table:table-cell>
              <table:table-cell office:value-type="float" office:value="586450">
                <text:p>586450</text:p>
              </table:table-cell>
              <table:table-cell office:value-type="float" office:value="1937090">
                <text:p>1937090</text:p>
              </table:table-cell>
            </table:table-row>
            <table:table-row>
              <table:table-cell office:value-type="string">
                <text:p>RSS Feed</text:p>
              </table:table-cell>
              <table:table-cell office:value-type="float" office:value="3.1304931641">
                <text:p>3.1304931641</text:p>
              </table:table-cell>
              <table:table-cell office:value-type="float" office:value="5.6138916016">
                <text:p>5.6138916016</text:p>
              </table:table-cell>
              <table:table-cell office:value-type="float" office:value="10.990234375">
                <text:p>10.990234375</text:p>
              </table:table-cell>
              <table:table-cell office:value-type="float" office:value="20.8957519531">
                <text:p>20.8957519531</text:p>
              </table:table-cell>
              <table:table-cell office:value-type="float" office:value="40.3462524414">
                <text:p>40.3462524414</text:p>
              </table:table-cell>
              <table:table-cell office:value-type="float" office:value="78.8595581055">
                <text:p>78.8595581055</text:p>
              </table:table-cell>
              <table:table-cell office:value-type="float" office:value="156.5881958008">
                <text:p>156.5881958008</text:p>
              </table:table-cell>
              <table:table-cell office:value-type="float" office:value="309.9473266603">
                <text:p>309.9473266603</text:p>
              </table:table-cell>
              <table:table-cell office:value-type="float" office:value="616.7454833985">
                <text:p>616.7454833985</text:p>
              </table:table-cell>
              <table:table-cell office:value-type="float" office:value="1237.0037231425">
                <text:p>1237.0037231425</text:p>
              </table:table-cell>
              <table:table-cell office:value-type="float" office:value="2505.254821775">
                <text:p>2505.254821775</text:p>
              </table:table-cell>
              <table:table-cell office:value-type="float" office:value="5117.12963867">
                <text:p>5117.12963867</text:p>
              </table:table-cell>
              <table:table-cell office:value-type="float" office:value="10534.386718725">
                <text:p>10534.386718725</text:p>
              </table:table-cell>
              <table:table-cell office:value-type="float" office:value="137461.8462525">
                <text:p>137461.8462525</text:p>
              </table:table-cell>
              <table:table-cell office:value-type="float" office:value="1503809.296325">
                <text:p>1503809.296325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24.6673583984">
                <text:p>24.6673583984</text:p>
              </table:table-cell>
              <table:table-cell office:value-type="float" office:value="47.8742675782">
                <text:p>47.8742675782</text:p>
              </table:table-cell>
              <table:table-cell office:value-type="float" office:value="97.3832397461">
                <text:p>97.3832397461</text:p>
              </table:table-cell>
              <table:table-cell office:value-type="float" office:value="191.902282715">
                <text:p>191.902282715</text:p>
              </table:table-cell>
              <table:table-cell office:value-type="float" office:value="386.9901123048">
                <text:p>386.9901123048</text:p>
              </table:table-cell>
              <table:table-cell office:value-type="float" office:value="768.3469238283">
                <text:p>768.3469238283</text:p>
              </table:table-cell>
              <table:table-cell office:value-type="float" office:value="1531.0562744125">
                <text:p>1531.0562744125</text:p>
              </table:table-cell>
              <table:table-cell office:value-type="float" office:value="3093.1226806625">
                <text:p>3093.1226806625</text:p>
              </table:table-cell>
              <table:table-cell office:value-type="float" office:value="6172.2185668925">
                <text:p>6172.2185668925</text:p>
              </table:table-cell>
              <table:table-cell office:value-type="float" office:value="12487.0630493">
                <text:p>12487.0630493</text:p>
              </table:table-cell>
              <table:table-cell office:value-type="float" office:value="25108.742065425">
                <text:p>25108.742065425</text:p>
              </table:table-cell>
              <table:table-cell office:value-type="float" office:value="49301.45025635">
                <text:p>49301.45025635</text:p>
              </table:table-cell>
              <table:table-cell office:value-type="float" office:value="100267.334777925">
                <text:p>100267.334777925</text:p>
              </table:table-cell>
              <table:table-cell office:value-type="float" office:value="7365254.0037825">
                <text:p>7365254.0037825</text:p>
              </table:table-cell>
              <table:table-cell office:value-type="float" office:value="18664713.649575">
                <text:p>18664713.649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